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 PL Mingti2L Big5" svg:font-family="'AR PL Mingti2L Big5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Frame_20_contents">
      <style:paragraph-properties fo:text-align="center" style:justify-single-word="false"/>
    </style:style>
    <style:style style:name="P3" style:family="paragraph" style:parent-style-name="Frame_20_contents">
      <style:paragraph-properties fo:text-align="center" style:justify-single-word="false"/>
      <style:text-properties fo:font-size="26pt" fo:font-weight="bold" officeooo:rsid="0010b931" officeooo:paragraph-rsid="0010b931" style:font-size-asian="26pt" style:font-weight-asian="bold" style:font-size-complex="26pt" style:font-weight-complex="bold"/>
    </style:style>
    <style:style style:name="P4" style:family="paragraph" style:parent-style-name="Frame_20_contents">
      <style:paragraph-properties fo:text-align="center" style:justify-single-word="false"/>
      <style:text-properties fo:font-size="26pt" fo:font-weight="bold" officeooo:rsid="0010cf51" officeooo:paragraph-rsid="0010cf51" style:font-size-asian="26pt" style:font-weight-asian="bold" style:font-size-complex="26pt" style:font-weight-complex="bold"/>
    </style:style>
    <style:style style:name="P5" style:family="paragraph" style:parent-style-name="Frame_20_contents">
      <style:paragraph-properties fo:text-align="start" style:justify-single-word="false"/>
      <style:text-properties officeooo:rsid="0010cf51" officeooo:paragraph-rsid="0010cf51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976e4" officeooo:paragraph-rsid="0010b931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976e4" officeooo:paragraph-rsid="000c8931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976e4" officeooo:paragraph-rsid="0010cf51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paragraph-rsid="000b1086"/>
    </style:style>
    <style:style style:name="P10" style:family="paragraph" style:parent-style-name="Standard">
      <style:paragraph-properties fo:text-align="start" style:justify-single-word="false"/>
      <style:text-properties officeooo:paragraph-rsid="0010b931"/>
    </style:style>
    <style:style style:name="P11" style:family="paragraph" style:parent-style-name="Standard">
      <style:paragraph-properties fo:text-align="center" style:justify-single-word="false"/>
      <style:text-properties officeooo:paragraph-rsid="000c8931"/>
    </style:style>
    <style:style style:name="P12" style:family="paragraph" style:parent-style-name="Standard">
      <style:paragraph-properties fo:text-align="center" style:justify-single-word="false"/>
      <style:text-properties officeooo:paragraph-rsid="0010b931"/>
    </style:style>
    <style:style style:name="P13" style:family="paragraph" style:parent-style-name="Standard">
      <style:paragraph-properties fo:text-align="center" style:justify-single-word="false"/>
      <style:text-properties officeooo:paragraph-rsid="0010cf51"/>
    </style:style>
    <style:style style:name="P14" style:family="paragraph" style:parent-style-name="Standard">
      <style:paragraph-properties fo:text-align="start" style:justify-single-word="false"/>
      <style:text-properties fo:font-size="10pt" style:text-underline-style="solid" style:text-underline-width="auto" style:text-underline-color="font-color" fo:font-weight="bold" officeooo:rsid="000976e4" officeooo:paragraph-rsid="0010cf51" style:font-size-asian="8.75pt" style:font-weight-asian="bold" style:font-size-complex="10pt" style:font-weight-complex="bold"/>
    </style:style>
    <style:style style:name="P15" style:family="paragraph">
      <style:paragraph-properties fo:text-align="center" style:writing-mode="lr-tb"/>
      <style:text-properties fo:font-size="12pt"/>
    </style:style>
    <style:style style:name="P16" style:family="paragraph">
      <loext:graphic-properties draw:fill-color="#ffffff"/>
      <style:paragraph-properties fo:text-align="center" style:writing-mode="lr-tb"/>
      <style:text-properties fo:font-size="12pt"/>
    </style:style>
    <style:style style:name="P17" style:family="paragraph">
      <style:paragraph-properties fo:text-align="center"/>
    </style:style>
    <style:style style:name="T1" style:family="text">
      <style:text-properties officeooo:rsid="00085e52"/>
    </style:style>
    <style:style style:name="T2" style:family="text">
      <style:text-properties fo:font-size="14pt" officeooo:rsid="000976e4" style:font-size-asian="14pt" style:font-size-complex="14pt"/>
    </style:style>
    <style:style style:name="T3" style:family="text">
      <style:text-properties fo:font-size="14pt" officeooo:rsid="000b1086" style:font-size-asian="14pt" style:font-size-complex="14pt"/>
    </style:style>
    <style:style style:name="T4" style:family="text">
      <style:text-properties fo:font-size="14pt" officeooo:rsid="0010cf51" style:font-size-asian="14pt" style:font-size-complex="14pt"/>
    </style:style>
    <style:style style:name="T5" style:family="text">
      <style:text-properties style:font-name="AR PL Mingti2L Big5" officeooo:rsid="000976e4" style:font-name-asian="AR PL Mingti2L Big5" style:font-name-complex="AR PL Mingti2L Big5"/>
    </style:style>
    <style:style style:name="T6" style:family="text">
      <style:text-properties officeooo:rsid="000b1086"/>
    </style:style>
    <style:style style:name="T7" style:family="text">
      <style:text-properties officeooo:rsid="000e8267"/>
    </style:style>
    <style:style style:name="T8" style:family="text">
      <style:text-properties officeooo:rsid="0010b931"/>
    </style:style>
    <style:style style:name="T9" style:family="text">
      <style:text-properties style:text-underline-style="solid" style:text-underline-width="auto" style:text-underline-color="font-color" fo:font-weight="bold" officeooo:rsid="0010b931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0b1086" style:font-weight-asian="bold" style:font-weight-complex="bold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fo:font-weight="normal" style:font-weight-asian="normal" style:font-weight-complex="normal"/>
    </style:style>
    <style:style style:name="T13" style:family="text">
      <style:text-properties style:text-underline-style="none" fo:font-weight="normal" officeooo:rsid="0010b931" style:font-weight-asian="normal" style:font-weight-complex="normal"/>
    </style:style>
    <style:style style:name="T14" style:family="text">
      <style:text-properties fo:font-size="28pt" style:text-underline-style="none" fo:font-weight="normal" style:font-size-asian="24.5pt" style:font-weight-asian="normal" style:font-size-complex="28pt" style:font-weight-complex="normal"/>
    </style:style>
    <style:style style:name="T15" style:family="text">
      <style:text-properties fo:font-size="28pt" style:text-underline-style="none" fo:font-weight="normal" officeooo:rsid="0010b931" style:font-size-asian="24.5pt" style:font-weight-asian="normal" style:font-size-complex="28pt" style:font-weight-complex="normal"/>
    </style:style>
    <style:style style:name="T16" style:family="text">
      <style:text-properties officeooo:rsid="0010cf51"/>
    </style:style>
    <style:style style:name="T17" style:family="text">
      <style:text-properties fo:font-size="12pt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style:style style:name="gr1" style:family="graphic">
      <style:graphic-properties svg:stroke-color="#000000" draw:fill-color="#ffffff" draw:textarea-horizontal-align="justify" draw:textarea-vertical-align="middle" draw:auto-grow-height="false" fo:min-height="0.843cm" fo:min-width="0.977cm" style:run-through="foreground" style:wrap="run-through" style:number-wrapped-paragraphs="no-limit" style:vertical-pos="from-top" style:vertical-rel="frame" style:horizontal-pos="from-left" style:horizontal-rel="fram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000000" draw:fill-color="#ffffff" draw:textarea-horizontal-align="justify" draw:textarea-vertical-align="middle" draw:auto-grow-height="false" fo:min-height="0.87cm" fo:min-width="0.924cm" style:run-through="foreground" style:wrap="run-through" style:number-wrapped-paragraphs="no-limit" style:vertical-pos="from-top" style:vertical-rel="frame" style:horizontal-pos="from-left" style:horizontal-rel="frame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vertical-align="middle" draw:auto-grow-height="false" fo:min-height="1.873cm" fo:min-width="3.914cm" style:run-through="foreground" style:wrap="run-through" style:number-wrapped-paragraphs="no-limit" style:vertical-pos="from-top" style:vertical-rel="frame" style:horizontal-pos="from-left" style:horizontal-rel="frame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1" draw:name="Cadre1" text:anchor-type="paragraph" svg:x="-0.03cm" svg:y="0.145cm" svg:width="1.836cm" draw:z-index="20"><draw:text-box fo:min-height="1.792cm"><text:p text:style-name="P3">A</text:p></draw:text-box></draw:frame><draw:frame draw:style-name="fr1" draw:name="Cadre13" text:anchor-type="paragraph" svg:x="1.804cm" svg:y="0.145cm" svg:width="4.198cm" draw:z-index="41"><draw:text-box fo:min-height="1.48cm"><text:p text:style-name="P5">Nom :</text:p><text:p text:style-name="P5"/><text:p text:style-name="P5">Prénom<text:tab/></text:p></draw:text-box></draw:frame></text:p>
      <text:p text:style-name="P7"><text:span text:style-name="T8">Interrogation t</text:span>aux d’évolution<text:span text:style-name="T12"><text:tab/><text:tab/></text:span><text:span text:style-name="T14">/</text:span><text:span text:style-name="T15">5</text:span></text:p>
      <text:p text:style-name="P11"/>
      <text:p text:style-name="P1"/>
      <text:p text:style-name="P9"><draw:frame draw:style-name="fr1" draw:name="Cadre4" text:anchor-type="paragraph" svg:x="-0.963cm" svg:y="1.025cm" svg:width="6.23cm" draw:z-index="0"><draw:text-box fo:min-height="4.454cm"><draw:custom-shape text:anchor-type="frame" draw:z-index="3" draw:name="Forme1_5" draw:style-name="gr1" draw:text-style-name="P16" svg:width="1.38cm" svg:height="1.193cm" svg:x="0.415cm" svg:y="2.364cm"><text:p text:style-name="P15"><text:span text:style-name="T17"><text:s text:c="2"/></text:span><text:span text:style-name="T17">5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frame" draw:z-index="2" draw:name="Forme1_4" draw:style-name="gr2" draw:text-style-name="P16" svg:width="1.306cm" svg:height="1.227cm" svg:x="4.602cm" svg:y="2.29cm"><text:p text:style-name="P15"><text:span text:style-name="T17"><text:s text:c="2"/>…</text:span><text:span text:style-name="T17">..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frame" draw:z-index="1" draw:name="Forme2_2" draw:style-name="gr3" draw:text-style-name="P17" svg:width="3.913cm" svg:height="1.872cm" svg:x="1.18cm" svg:y="1.439cm"><text:p/><draw:enhanced-geometry svg:viewBox="0 0 21600 21600" draw:text-areas="0 0 21600 21600" draw:type="circular-arrow" draw:modifiers="179.456904263412 -18.2022451582186 10628.4424463907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text:p text:style-name="Frame_20_contents"><text:tab/><text:tab/><text:tab/></text:p><text:p text:style-name="P2"><text:span text:style-name="T1">Taux d’évolution : </text:span><text:span text:style-name="T6">+</text:span><text:span text:style-name="T8">10</text:span><text:span text:style-name="T1">% <text:tab/></text:span></text:p><text:p text:style-name="Frame_20_contents"/><text:p text:style-name="Frame_20_contents"><text:tab/><text:tab/><text:span text:style-name="T5">╳</text:span><text:span text:style-name="T1"> ….</text:span></text:p></draw:text-box></draw:frame><draw:frame draw:style-name="fr1" draw:name="Cadre5" text:anchor-type="paragraph" svg:x="5.265cm" svg:y="1.025cm" svg:width="6.147cm" draw:z-index="4"><draw:text-box fo:min-height="4.454cm"><draw:custom-shape text:anchor-type="frame" draw:z-index="7" draw:name="Forme1_7" draw:style-name="gr1" draw:text-style-name="P16" svg:width="1.38cm" svg:height="1.193cm" svg:x="0.415cm" svg:y="2.364cm"><text:p text:style-name="P15"><text:span text:style-name="T17"><text:s/>…</text:span><text:span text:style-name="T17">.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frame" draw:z-index="6" draw:name="Forme1_6" draw:style-name="gr2" draw:text-style-name="P16" svg:width="1.306cm" svg:height="1.227cm" svg:x="4.602cm" svg:y="2.29cm"><text:p text:style-name="P15"><text:span text:style-name="T17"><text:s/></text:span><text:span text:style-name="T17">49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frame" draw:z-index="5" draw:name="Forme2_3" draw:style-name="gr3" draw:text-style-name="P17" svg:width="3.913cm" svg:height="1.872cm" svg:x="1.18cm" svg:y="1.439cm"><text:p/><draw:enhanced-geometry svg:viewBox="0 0 21600 21600" draw:text-areas="0 0 21600 21600" draw:type="circular-arrow" draw:modifiers="179.456904263412 -18.2022451582186 10628.4424463907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text:p text:style-name="Frame_20_contents"><text:tab/><text:tab/><text:tab/></text:p><text:p text:style-name="P2"><text:span text:style-name="T1">Taux d’évolution : …..</text:span><text:span text:style-name="T2"> </text:span><text:span text:style-name="T1">% <text:tab/></text:span></text:p><text:p text:style-name="Frame_20_contents"/><text:p text:style-name="Frame_20_contents"><text:tab/><text:tab/><text:span text:style-name="T5">╳</text:span><text:span text:style-name="T1"> </text:span><text:span text:style-name="T8">1,4</text:span></text:p></draw:text-box></draw:frame><draw:frame draw:style-name="fr1" draw:name="Cadre6" text:anchor-type="paragraph" svg:x="11.411cm" svg:y="1.025cm" svg:width="6.271cm" draw:z-index="8"><draw:text-box fo:min-height="4.454cm"><draw:custom-shape text:anchor-type="frame" draw:z-index="11" draw:name="Forme1_9" draw:style-name="gr1" draw:text-style-name="P16" svg:width="1.38cm" svg:height="1.193cm" svg:x="0.415cm" svg:y="2.364cm"><text:p text:style-name="P15"><text:span text:style-name="T17"><text:s/></text:span><text:span text:style-name="T17">10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frame" draw:z-index="10" draw:name="Forme1_8" draw:style-name="gr2" draw:text-style-name="P16" svg:width="1.306cm" svg:height="1.227cm" svg:x="4.602cm" svg:y="2.29cm"><text:p text:style-name="P15"><text:span text:style-name="T17"><text:s/></text:span><text:span text:style-name="T17">12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frame" draw:z-index="9" draw:name="Forme2_4" draw:style-name="gr3" draw:text-style-name="P17" svg:width="3.913cm" svg:height="1.872cm" svg:x="1.18cm" svg:y="1.439cm"><text:p/><draw:enhanced-geometry svg:viewBox="0 0 21600 21600" draw:text-areas="0 0 21600 21600" draw:type="circular-arrow" draw:modifiers="179.456904263412 -18.2022451582186 10628.4424463907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text:p text:style-name="Frame_20_contents"><text:tab/><text:tab/><text:tab/></text:p><text:p text:style-name="P2"><text:span text:style-name="T1">Taux d’évolution : …..</text:span><text:span text:style-name="T2"> </text:span><text:span text:style-name="T1">% <text:tab/></text:span></text:p><text:p text:style-name="Frame_20_contents"/><text:p text:style-name="Frame_20_contents"><text:tab/><text:tab/><text:span text:style-name="T5">╳ ...</text:span></text:p></draw:text-box></draw:frame><draw:frame draw:style-name="fr1" draw:name="Cadre7" text:anchor-type="paragraph" svg:x="1.312cm" svg:y="5.477cm" svg:width="6.722cm" draw:z-index="12"><draw:text-box fo:min-height="4.454cm"><draw:custom-shape text:anchor-type="frame" draw:z-index="15" draw:name="Forme1_11" draw:style-name="gr1" draw:text-style-name="P16" svg:width="1.38cm" svg:height="1.193cm" svg:x="0.415cm" svg:y="2.364cm"><text:p text:style-name="P15"><text:span text:style-name="T17"><text:s/></text:span><text:span text:style-name="T17">16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frame" draw:z-index="14" draw:name="Forme1_10" draw:style-name="gr2" draw:text-style-name="P16" svg:width="1.306cm" svg:height="1.227cm" svg:x="4.602cm" svg:y="2.29cm"><text:p text:style-name="P15"><text:span text:style-name="T17"><text:s text:c="2"/>…</text:span><text:span text:style-name="T17">.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frame" draw:z-index="13" draw:name="Forme2_5" draw:style-name="gr3" draw:text-style-name="P17" svg:width="3.913cm" svg:height="1.872cm" svg:x="1.18cm" svg:y="1.439cm"><text:p/><draw:enhanced-geometry svg:viewBox="0 0 21600 21600" draw:text-areas="0 0 21600 21600" draw:type="circular-arrow" draw:modifiers="179.456904263412 -18.2022451582186 10628.4424463907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text:p text:style-name="Frame_20_contents"><text:tab/><text:tab/><text:tab/></text:p><text:p text:style-name="P2"><text:span text:style-name="T1">Taux d’évolution : </text:span><text:span text:style-name="T2"><text:s/>- </text:span><text:span text:style-name="T4">5</text:span><text:span text:style-name="T1">% <text:tab/></text:span></text:p><text:p text:style-name="Frame_20_contents"/><text:p text:style-name="Frame_20_contents"><text:tab/><text:tab/><text:span text:style-name="T5">╳</text:span><text:span text:style-name="T1"> ….</text:span></text:p></draw:text-box></draw:frame><draw:frame draw:style-name="fr1" draw:name="Cadre8" text:anchor-type="paragraph" svg:x="8.033cm" svg:y="5.477cm" svg:width="6.722cm" draw:z-index="16"><draw:text-box fo:min-height="4.454cm"><draw:custom-shape text:anchor-type="frame" draw:z-index="19" draw:name="Forme1_13" draw:style-name="gr1" draw:text-style-name="P16" svg:width="1.38cm" svg:height="1.193cm" svg:x="0.415cm" svg:y="2.364cm"><text:p text:style-name="P15"><text:span text:style-name="T17"><text:s text:c="2"/>…</text:span><text:span text:style-name="T17">.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frame" draw:z-index="18" draw:name="Forme1_12" draw:style-name="gr2" draw:text-style-name="P16" svg:width="1.306cm" svg:height="1.227cm" svg:x="4.602cm" svg:y="2.29cm"><text:p text:style-name="P15"><text:span text:style-name="T17"><text:s text:c="2"/></text:span><text:span text:style-name="T17">2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frame" draw:z-index="17" draw:name="Forme2_6" draw:style-name="gr3" draw:text-style-name="P17" svg:width="3.913cm" svg:height="1.872cm" svg:x="1.18cm" svg:y="1.439cm"><text:p/><draw:enhanced-geometry svg:viewBox="0 0 21600 21600" draw:text-areas="0 0 21600 21600" draw:type="circular-arrow" draw:modifiers="179.456904263412 -18.2022451582186 10628.4424463907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text:p text:style-name="Frame_20_contents"><text:tab/><text:tab/><text:tab/></text:p><text:p text:style-name="P2"><text:span text:style-name="T1">Taux d’évolution : - </text:span><text:span text:style-name="T8">75</text:span><text:span text:style-name="T2"> </text:span><text:span text:style-name="T1">% <text:tab/></text:span></text:p><text:p text:style-name="Frame_20_contents"/><text:p text:style-name="Frame_20_contents"><text:tab/><text:tab/><text:span text:style-name="T5">╳</text:span><text:span text:style-name="T1"> ….</text:span></text:p></draw:text-box></draw:frame><text:span text:style-name="T9">Co</text:span><text:span text:style-name="T10">mpléter les cadres suivants.</text:span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8"><draw:frame draw:style-name="fr1" draw:name="Cadre12" text:anchor-type="paragraph" svg:x="-0.03cm" svg:y="-0.344cm" svg:width="1.836cm" draw:z-index="42"><draw:text-box fo:min-height="1.792cm"><text:p text:style-name="P4">B</text:p></draw:text-box></draw:frame><draw:frame draw:style-name="fr1" draw:name="Cadre14" text:anchor-type="paragraph" svg:x="1.804cm" svg:y="-0.344cm" svg:width="4.198cm" draw:z-index="43"><draw:text-box fo:min-height="1.48cm"><text:p text:style-name="P5">Nom :</text:p><text:p text:style-name="P5"/><text:p text:style-name="P5">Prénom<text:tab/></text:p></draw:text-box></draw:frame><text:span text:style-name="T8">Interrogation t</text:span>aux d’évolution<text:span text:style-name="T12"><text:tab/><text:tab/></text:span><text:span text:style-name="T14">/</text:span><text:span text:style-name="T15">5</text:span></text:p>
      <text:p text:style-name="P14"><text:span text:style-name="T13"/></text:p>
      <text:p text:style-name="P13"/>
      <text:p text:style-name="P10"><draw:frame draw:style-name="fr1" draw:name="Cadre11" text:anchor-type="paragraph" svg:x="8.033cm" svg:y="5.477cm" svg:width="6.722cm" draw:z-index="37"><draw:text-box fo:min-height="4.454cm"><draw:custom-shape text:anchor-type="frame" draw:z-index="40" draw:name="Forme1_19" draw:style-name="gr1" draw:text-style-name="P16" svg:width="1.38cm" svg:height="1.193cm" svg:x="0.415cm" svg:y="2.364cm"><text:p text:style-name="P15"><text:span text:style-name="T17"><text:s text:c="2"/>…</text:span><text:span text:style-name="T17">.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frame" draw:z-index="39" draw:name="Forme1_18" draw:style-name="gr2" draw:text-style-name="P16" svg:width="1.306cm" svg:height="1.227cm" svg:x="4.602cm" svg:y="2.29cm"><text:p text:style-name="P15"><text:span text:style-name="T17"><text:s text:c="2"/></text:span><text:span text:style-name="T17">2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frame" draw:z-index="38" draw:name="Forme2_9" draw:style-name="gr3" draw:text-style-name="P17" svg:width="3.913cm" svg:height="1.872cm" svg:x="1.18cm" svg:y="1.439cm"><text:p/><draw:enhanced-geometry svg:viewBox="0 0 21600 21600" draw:text-areas="0 0 21600 21600" draw:type="circular-arrow" draw:modifiers="179.456904263412 -18.2022451582186 10628.4424463907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text:p text:style-name="Frame_20_contents"><text:tab/><text:tab/><text:tab/></text:p><text:p text:style-name="P2"><text:span text:style-name="T1">Taux d’évolution : - </text:span><text:span text:style-name="T16">30</text:span><text:span text:style-name="T2"> </text:span><text:span text:style-name="T1">% <text:tab/></text:span></text:p><text:p text:style-name="Frame_20_contents"/><text:p text:style-name="Frame_20_contents"><text:tab/><text:tab/><text:span text:style-name="T5">╳</text:span><text:span text:style-name="T1"> ….</text:span></text:p></draw:text-box></draw:frame><draw:frame draw:style-name="fr1" draw:name="Cadre10" text:anchor-type="paragraph" svg:x="1.312cm" svg:y="5.477cm" svg:width="6.722cm" draw:z-index="33"><draw:text-box fo:min-height="4.454cm"><draw:custom-shape text:anchor-type="frame" draw:z-index="36" draw:name="Forme1_17" draw:style-name="gr1" draw:text-style-name="P16" svg:width="1.38cm" svg:height="1.193cm" svg:x="0.415cm" svg:y="2.364cm"><text:p text:style-name="P15"><text:span text:style-name="T17"><text:s/></text:span><text:span text:style-name="T17">4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frame" draw:z-index="35" draw:name="Forme1_16" draw:style-name="gr2" draw:text-style-name="P16" svg:width="1.306cm" svg:height="1.227cm" svg:x="4.602cm" svg:y="2.29cm"><text:p text:style-name="P15"><text:span text:style-name="T17"><text:s text:c="2"/>…</text:span><text:span text:style-name="T17">.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frame" draw:z-index="34" draw:name="Forme2_8" draw:style-name="gr3" draw:text-style-name="P17" svg:width="3.913cm" svg:height="1.872cm" svg:x="1.18cm" svg:y="1.439cm"><text:p/><draw:enhanced-geometry svg:viewBox="0 0 21600 21600" draw:text-areas="0 0 21600 21600" draw:type="circular-arrow" draw:modifiers="179.456904263412 -18.2022451582186 10628.4424463907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text:p text:style-name="Frame_20_contents"><text:tab/><text:tab/><text:tab/></text:p><text:p text:style-name="P2"><text:span text:style-name="T1">Taux d’évolution : </text:span><text:span text:style-name="T2"><text:s/>- </text:span><text:span text:style-name="T4">15</text:span><text:span text:style-name="T1">% <text:tab/></text:span></text:p><text:p text:style-name="Frame_20_contents"/><text:p text:style-name="Frame_20_contents"><text:tab/><text:tab/><text:span text:style-name="T5">╳</text:span><text:span text:style-name="T1"> ….</text:span></text:p></draw:text-box></draw:frame><draw:frame draw:style-name="fr1" draw:name="Cadre9" text:anchor-type="paragraph" svg:x="11.411cm" svg:y="1.025cm" svg:width="6.271cm" draw:z-index="29"><draw:text-box fo:min-height="4.454cm"><draw:custom-shape text:anchor-type="frame" draw:z-index="32" draw:name="Forme1_15" draw:style-name="gr1" draw:text-style-name="P16" svg:width="1.38cm" svg:height="1.193cm" svg:x="0.415cm" svg:y="2.364cm"><text:p text:style-name="P15"><text:span text:style-name="T17"><text:s/></text:span><text:span text:style-name="T17">5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frame" draw:z-index="31" draw:name="Forme1_14" draw:style-name="gr2" draw:text-style-name="P16" svg:width="1.306cm" svg:height="1.227cm" svg:x="4.602cm" svg:y="2.29cm"><text:p text:style-name="P15"><text:span text:style-name="T17"><text:s/></text:span><text:span text:style-name="T17">7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frame" draw:z-index="30" draw:name="Forme2_7" draw:style-name="gr3" draw:text-style-name="P17" svg:width="3.913cm" svg:height="1.872cm" svg:x="1.18cm" svg:y="1.439cm"><text:p/><draw:enhanced-geometry svg:viewBox="0 0 21600 21600" draw:text-areas="0 0 21600 21600" draw:type="circular-arrow" draw:modifiers="179.456904263412 -18.2022451582186 10628.4424463907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text:p text:style-name="Frame_20_contents"><text:tab/><text:tab/><text:tab/></text:p><text:p text:style-name="P2"><text:span text:style-name="T1">Taux d’évolution : …..</text:span><text:span text:style-name="T2"> </text:span><text:span text:style-name="T1">% <text:tab/></text:span></text:p><text:p text:style-name="Frame_20_contents"/><text:p text:style-name="Frame_20_contents"><text:tab/><text:tab/><text:span text:style-name="T5">╳ ...</text:span></text:p></draw:text-box></draw:frame><draw:frame draw:style-name="fr1" draw:name="Cadre3" text:anchor-type="paragraph" svg:x="5.265cm" svg:y="1.025cm" svg:width="6.147cm" draw:z-index="25"><draw:text-box fo:min-height="4.454cm"><draw:custom-shape text:anchor-type="frame" draw:z-index="28" draw:name="Forme1_3" draw:style-name="gr1" draw:text-style-name="P16" svg:width="1.38cm" svg:height="1.193cm" svg:x="0.415cm" svg:y="2.364cm"><text:p text:style-name="P15"><text:span text:style-name="T17"><text:s text:c="2"/>…</text:span><text:span text:style-name="T17">.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frame" draw:z-index="27" draw:name="Forme1_2" draw:style-name="gr2" draw:text-style-name="P16" svg:width="1.306cm" svg:height="1.227cm" svg:x="4.602cm" svg:y="2.29cm"><text:p text:style-name="P15"><text:span text:style-name="T17"><text:s/></text:span><text:span text:style-name="T17">11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frame" draw:z-index="26" draw:name="Forme2_1" draw:style-name="gr3" draw:text-style-name="P17" svg:width="3.913cm" svg:height="1.872cm" svg:x="1.18cm" svg:y="1.439cm"><text:p/><draw:enhanced-geometry svg:viewBox="0 0 21600 21600" draw:text-areas="0 0 21600 21600" draw:type="circular-arrow" draw:modifiers="179.456904263412 -18.2022451582186 10628.4424463907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text:p text:style-name="Frame_20_contents"><text:tab/><text:tab/><text:tab/></text:p><text:p text:style-name="P2"><text:span text:style-name="T1">Taux d’évolution : …..</text:span><text:span text:style-name="T2"> </text:span><text:span text:style-name="T1">% <text:tab/></text:span></text:p><text:p text:style-name="Frame_20_contents"/><text:p text:style-name="Frame_20_contents"><text:tab/><text:tab/><text:span text:style-name="T5">╳</text:span><text:span text:style-name="T1"> </text:span><text:span text:style-name="T6">1,</text:span><text:span text:style-name="T16">6</text:span></text:p></draw:text-box></draw:frame><draw:frame draw:style-name="fr1" draw:name="Cadre2" text:anchor-type="paragraph" svg:x="-0.963cm" svg:y="1.025cm" svg:width="6.23cm" draw:z-index="21"><draw:text-box fo:min-height="4.454cm"><draw:custom-shape text:anchor-type="frame" draw:z-index="24" draw:name="Forme1_1" draw:style-name="gr1" draw:text-style-name="P16" svg:width="1.38cm" svg:height="1.193cm" svg:x="0.415cm" svg:y="2.364cm"><text:p text:style-name="P15"><text:span text:style-name="T17"><text:s text:c="2"/></text:span><text:span text:style-name="T17">4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frame" draw:z-index="23" draw:name="Forme1_0" draw:style-name="gr2" draw:text-style-name="P16" svg:width="1.306cm" svg:height="1.227cm" svg:x="4.602cm" svg:y="2.29cm"><text:p text:style-name="P15"><text:span text:style-name="T17"><text:s text:c="2"/>…</text:span><text:span text:style-name="T17">..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frame" draw:z-index="22" draw:name="Forme2_0" draw:style-name="gr3" draw:text-style-name="P17" svg:width="3.913cm" svg:height="1.872cm" svg:x="1.18cm" svg:y="1.439cm"><text:p/><draw:enhanced-geometry svg:viewBox="0 0 21600 21600" draw:text-areas="0 0 21600 21600" draw:type="circular-arrow" draw:modifiers="179.456904263412 -18.2022451582186 10628.4424463907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text:p text:style-name="Frame_20_contents"><text:tab/><text:tab/><text:tab/></text:p><text:p text:style-name="P2"><text:span text:style-name="T1">Taux d’évolution : </text:span><text:span text:style-name="T6">+</text:span><text:span text:style-name="T16">20</text:span><text:span text:style-name="T1">% <text:tab/></text:span></text:p><text:p text:style-name="Frame_20_contents"/><text:p text:style-name="Frame_20_contents"><text:tab/><text:tab/><text:span text:style-name="T5">╳</text:span><text:span text:style-name="T1"> ….</text:span></text:p></draw:text-box></draw:frame><text:span text:style-name="T9">Co</text:span><text:span text:style-name="T10">mpléter les cadres suivant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 PL Mingti2L Big5" svg:font-family="'AR PL Mingti2L Big5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4T11:02:12.029768498</meta:creation-date>
    <dc:date>2022-01-06T11:17:05.996657605</dc:date>
    <meta:editing-duration>PT7M26S</meta:editing-duration>
    <meta:editing-cycles>3</meta:editing-cycles>
    <meta:generator>LibreOffice/6.4.7.2$Linux_X86_64 LibreOffice_project/40$Build-2</meta:generator>
    <meta:print-date>2022-01-04T11:47:40.942595296</meta:print-date>
    <meta:document-statistic meta:table-count="0" meta:image-count="0" meta:object-count="0" meta:page-count="1" meta:paragraph-count="40" meta:word-count="94" meta:character-count="509" meta:non-whitespace-character-count="369"/>
  </office:meta>
</office:document-meta>
</file>